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Arial, Helvetica,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222222" style:font-name="Times New Roman" fo:font-size="12pt" fo:letter-spacing="normal" fo:font-style="normal" fo:font-weight="normal" style:font-size-asian="12pt" style:font-size-complex="12pt"/>
    </style:style>
    <style:style style:name="T2" style:family="text">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T3" style:family="text">
      <style:text-properties style:font-name="Times New Roman"/>
    </style:style>
    <style:style style:name="T4"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oid </text:p>
      <text:p text:style-name="Standard"/>
      <text:p text:style-name="Standard">Android ist sowohl ein Betriebsystem als auch eine Software-Plattform für verschiedene mobile Geräte. Andriod wird als freie Software entwickelt (d.h. Quelloffen). Die Basis dafür ist der Linux-Kernel.</text:p>
      <text:p text:style-name="Standard"/>
      <text:p text:style-name="Standard"><text:a xlink:type="simple" xlink:href="https://de.wikipedia.org/wiki/Android_(Betriebssystem" text:style-name="Internet_20_link" text:visited-style-name="Visited_20_Internet_20_Link">https://de.wikipedia.org/wiki/Android_(Betriebssystem</text:a>) 22.11</text:p>
      <text:p text:style-name="Standard"/>
      <text:p text:style-name="Standard"/>
      <text:p text:style-name="Standard">API</text:p>
      <text:p text:style-name="Standard"/>
      <text:p text:style-name="Standard"><text:span text:style-name="T3">Api steht für Application-Programming-Interface , im deutschen wird es Umgangssprachlich meist als Programmierschnittstelle bezeichnet. Dies wird im Web meist zum Austausch und der Weiterverarbeitung von Daten und Inhalten zwischen verschiedenen Webseiten , Programmen und Content-Anbietern. APIS dienen also in der Informatik der vereinheitlichen und strukturierten Datenübergabe zwischen Programmen und Programmteilen. </text:span></text:p>
      <text:p text:style-name="Standard"><text:span text:style-name="T4"/></text:p>
      <text:p text:style-name="Standard"><text:span text:style-name="T4"/></text:p>
      <text:p text:style-name="Standard"><text:a xlink:type="simple" xlink:href="https://www.gruenderszene.de/lexikon/begriffe/application-programming-interface-api" text:style-name="Internet_20_link" text:visited-style-name="Visited_20_Internet_20_Link"><text:span text:style-name="T4">https://www.gruenderszene.de/lexikon/begriffe/application-programming-interface-api</text:span></text:a><text:span text:style-name="T4"> 22.11</text:span></text:p>
      <text:p text:style-name="Standard"><text:span text:style-name="T4"/></text:p>
      <text:p text:style-name="Standard"><text:a xlink:type="simple" xlink:href="http://www.omkt.de/api/" text:style-name="Internet_20_link" text:visited-style-name="Visited_20_Internet_20_Link"><text:span text:style-name="T4">http://www.omkt.de/api/</text:span></text:a><text:span text:style-name="T4"> 22.11</text:span></text:p>
      <text:p text:style-name="Standard"><text:span text:style-name="T4"/></text:p>
      <text:p text:style-name="Standard"><text:span text:style-name="T4"/></text:p>
      <text:p text:style-name="Standard"><text:span text:style-name="T4">SPARQL</text:span></text:p>
      <text:p text:style-name="Standard"><text:span text:style-name="T1"/></text:p>
      <text:p text:style-name="Standard"><text:span text:style-name="T1">SPARQL ist eine graphenbasierte Abfragesprache für RDF Der Name ist ein rekursives Akronym für </text:span><text:span text:style-name="T2">S</text:span><text:span text:style-name="T1">PARQL </text:span><text:span text:style-name="T2">P</text:span><text:span text:style-name="T1">rotocol </text:span><text:span text:style-name="T2">A</text:span><text:span text:style-name="T1">nd </text:span><text:span text:style-name="T2">R</text:span><text:span text:style-name="T1">DF </text:span><text:span text:style-name="T2">Q</text:span><text:span text:style-name="T1">uery </text:span><text:span text:style-name="T2">L</text:span><text:span text:style-name="T1">anguage. Die RDF Date Access Working Group (DAWG) des WWW Consortium(W3C) . Seit dem 21.3.2013 ist die W3C Recommendation für SPARKQL 1.1 veröffentlicht worden. </text:span></text:p>
      <text:p text:style-name="Standard"><text:span text:style-name="T1"/></text:p>
      <text:p text:style-name="Standard"><text:a xlink:type="simple" xlink:href="https://de.wikipedia.org/wiki/SPARQL" text:style-name="Internet_20_link" text:visited-style-name="Visited_20_Internet_20_Link">https://de.wikipedia.org/wiki/SPARQL</text:a><text:span text:style-name="T1"> 22.11</text:span></text:p>
      <text:p text:style-name="Standard"><text:span text:style-name="T1"/></text:p>
      <text:p text:style-name="Standard"><text:span text:style-name="T1"/></text:p>
      <text:p text:style-name="Standard"><text:span text:style-name="T1">RDF</text:span></text:p>
      <text:p text:style-name="Standard"><text:span text:style-name="T1"/></text:p>
      <text:p text:style-name="Standard"><text:span text:style-name="T1">RDF steht für Resource Description Framework. Es wurde anfang von der W3C als Standard zur Beschreibung von Metadaten Konzipiert. Mittlerweile gilt RDF als ein grundlegender Baustein des Semantischen Webs. RDF ähnelt den klassischen Methoden zur Modellierung von Konzepten wie UML-Klassendiagramme und ER-Modell.</text:span></text:p>
      <text:p text:style-name="Standard"><text:span text:style-name="T1"/></text:p>
      <text:p text:style-name="Standard"><text:a xlink:type="simple" xlink:href="https://de.wikipedia.org/wiki/Resource_Description_Framework" text:style-name="Internet_20_link" text:visited-style-name="Visited_20_Internet_20_Link">https://de.wikipedia.org/wiki/Resource_Description_Framework</text:a><text:span text:style-name="T1"> <text:s/>22.11</text:span></text:p>
      <text:p text:style-name="Standard"><text:span text:style-name="T1"/></text:p>
      <text:p text:style-name="Standard"><text:span text:style-name="T1"/></text:p>
      <text:p text:style-name="Standard"><text:span text:style-name="T1"><text:s/>QR Code</text:span></text:p>
      <text:p text:style-name="Standard"><text:span text:style-name="T1"/></text:p>
      <text:p text:style-name="Standard"><text:span text:style-name="T1">QR Code steht für Quick Response Code und ist ein 2D-Code der von Handys , Smartphones und Tablets eingescannt und ausgelesen werden kann. In diesen Codes können Webadressen, Telefonnummern , SMS und freier Text untergebracht werden. Sie verbinden damit virtuelen und physische Welt und spielen im Marketing und Publikationswesen eine Rolle</text:span></text:p>
      <text:p text:style-name="Standard"><text:span text:style-name="T1"/></text:p>
      <text:p text:style-name="Standard"><text:a xlink:type="simple" xlink:href="http://wirtschaftslexikon.gabler.de/Definition/qr-code.html" text:style-name="Internet_20_link" text:visited-style-name="Visited_20_Internet_20_Link">http://wirtschaftslexikon.gabler.de/Definition/qr-code.html</text:a><text:span text:style-name="T1"> 22.11</text:span></text:p>
      <text:p text:style-name="Standard"><text:span text:style-name="T1"/></text:p>
      <text:p text:style-name="Standard"><text:soft-page-break/><text:span text:style-name="T1"/></text:p>
      <text:p text:style-name="Standard"><text:span text:style-name="T1"/></text:p>
      <text:p text:style-name="Standard"><text:span text:style-name="T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Arial, Helvetica,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7M11S</meta:editing-duration>
    <meta:editing-cycles>5</meta:editing-cycles>
    <meta:generator>OpenOffice/4.1.2$Win32 OpenOffice.org_project/412m3$Build-9782</meta:generator>
    <dc:date>2017-11-22T11:20:48.11</dc:date>
    <meta:document-statistic meta:table-count="0" meta:image-count="0" meta:object-count="0" meta:page-count="2" meta:paragraph-count="17" meta:word-count="231" meta:character-count="1942"/>
    <meta:user-defined meta:name="Info 1"/>
    <meta:user-defined meta:name="Info 2"/>
    <meta:user-defined meta:name="Info 3"/>
    <meta:user-defined meta:name="Info 4"/>
  </office:meta>
</office:document-meta>
</file>